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0ff" officeooo:paragraph-rsid="0017c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1- oscarSelfie.jpg</text:p>
      <text:p text:style-name="P1">Image 2- jellyfish.jpg</text:p>
      <text:p text:style-name="P1">Problem 1</text:p>
      <text:p text:style-name="P1">• Detect all the faces in Image 1</text:p>
      <text:p text:style-name="P1">• Detect the eyes of Ellen DeGeneres</text:p>
      <text:p text:style-name="P1">• Get the RGB value at the location of the centroid of Ellen’s eyes</text:p>
      <text:p text:style-name="P1">• Display the RGB value on the console</text:p>
      <text:p text:style-name="P1">Problem 2</text:p>
      <text:p text:style-name="P1">• Detect all the jellyfishes in Image 2</text:p>
      <text:p text:style-name="P1">• Display the image and mark the centroid of each jellyfish with a red cr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8:04:02.771313295</meta:creation-date>
    <dc:date>2017-09-20T18:06:55.149501930</dc:date>
    <meta:editing-duration>P0D</meta:editing-duration>
    <meta:editing-cycles>1</meta:editing-cycles>
    <meta:document-statistic meta:table-count="0" meta:image-count="0" meta:object-count="0" meta:page-count="1" meta:paragraph-count="10" meta:word-count="70" meta:character-count="363" meta:non-whitespace-character-count="294"/>
    <meta:generator>LibreOffice/4.2.8.2$Linux_X86_64 LibreOffice_project/420m0$Build-2</meta:generator>
  </office:meta>
</office:document-meta>
</file>